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4.789cm"/>
    </style:style>
    <style:style style:name="Tabla2.C" style:family="table-column">
      <style:table-column-properties style:column-width="8.52cm"/>
    </style:style>
    <style:style style:name="Tabla2.A1" style:family="table-cell">
      <style:table-cell-properties style:vertical-align="middle" fo:padding="0.185cm" fo:border="0.05pt solid #000000"/>
    </style:style>
    <style:style style:name="Tabla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b2271" officeooo:paragraph-rsid="000b2271" style:font-weight-asian="bold" style:font-weight-complex="bold"/>
    </style:style>
    <style:style style:name="P3" style:family="paragraph" style:parent-style-name="Standard">
      <style:text-properties style:font-name="Arial" officeooo:paragraph-rsid="000d0bc9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d0bc9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d0bc9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e681b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d0bc9" officeooo:paragraph-rsid="000d0bc9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681b" officeooo:paragraph-rsid="000e681b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1468" officeooo:paragraph-rsid="00111468" style:text-blinking="false" fo:background-color="transparent" style:font-size-asian="12pt" style:font-size-complex="12pt"/>
    </style:style>
    <style:style style:name="P12" style:family="paragraph" style:parent-style-name="Standard">
      <style:text-properties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012782" officeooo:paragraph-rsid="001845ac" style:font-size-asian="12pt" style:font-size-complex="12pt"/>
    </style:style>
    <style:style style:name="P14" style:family="paragraph" style:parent-style-name="Table_20_Contents">
      <style:text-properties style:font-name="Arial" fo:font-size="12pt" officeooo:rsid="001845ac" officeooo:paragraph-rsid="001845ac" style:font-size-asian="12pt" style:font-size-complex="12pt"/>
    </style:style>
    <style:style style:name="P15" style:family="paragraph" style:parent-style-name="Table_20_Contents">
      <style:text-properties style:font-name="Arial" fo:font-size="12pt" officeooo:rsid="00138b19" officeooo:paragraph-rsid="001845ac" style:font-size-asian="12pt" style:font-size-complex="12pt"/>
    </style:style>
    <style:style style:name="P16" style:family="paragraph" style:parent-style-name="Table_20_Contents">
      <style:text-properties style:font-name="Arial" fo:font-size="12pt" officeooo:rsid="001d4c70" officeooo:paragraph-rsid="001d4c70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5a1a" officeooo:paragraph-rsid="00195a1a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a6440" officeooo:paragraph-rsid="001a6440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d0bc9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9333" officeooo:paragraph-rsid="001b9333" style:text-blinking="false" fo:background-color="transparent" style:font-size-asian="12pt" style:font-size-complex="12pt"/>
    </style:style>
    <style:style style:name="T1" style:family="text">
      <style:text-properties officeooo:rsid="000696f0"/>
    </style:style>
    <style:style style:name="T2" style:family="text">
      <style:text-properties officeooo:rsid="0017265c"/>
    </style:style>
    <style:style style:name="T3" style:family="text">
      <style:text-properties officeooo:rsid="000f894e"/>
    </style:style>
    <style:style style:name="T4" style:family="text">
      <style:text-properties officeooo:rsid="00195a1a"/>
    </style:style>
    <style:style style:name="T5" style:family="text">
      <style:text-properties officeooo:rsid="001b9333"/>
    </style:style>
    <style:style style:name="T6" style:family="text">
      <style:text-properties officeooo:rsid="001c7645"/>
    </style:style>
    <style:style style:name="T7" style:family="text">
      <style:text-properties officeooo:rsid="001d4c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 casos de uso - App<text:span text:style-name="T2">ControlPasaje</text:span></text:p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ID</text:p>
          </table:table-cell>
          <table:table-cell table:style-name="Tabla2.A1" table:number-columns-spanned="2" office:value-type="string">
            <text:p text:style-name="P13">A<text:span text:style-name="T3">CP</text:span>_CU_0<text:span text:style-name="T1">2</text:span></text:p>
          </table:table-cell>
          <table:covered-table-cell/>
        </table:table-row>
        <table:table-row>
          <table:table-cell table:style-name="Tabla2.A1" office:value-type="string">
            <text:p text:style-name="P5">Nombre</text:p>
          </table:table-cell>
          <table:table-cell table:style-name="Tabla2.A1" table:number-columns-spanned="2" office:value-type="string">
            <text:p text:style-name="P14">Asignar pasaje</text:p>
          </table:table-cell>
          <table:covered-table-cell/>
        </table:table-row>
        <table:table-row>
          <table:table-cell table:style-name="Tabla2.A1" office:value-type="string">
            <text:p text:style-name="P5">Descripción</text:p>
          </table:table-cell>
          <table:table-cell table:style-name="Tabla2.A1" table:number-columns-spanned="2" office:value-type="string">
            <text:p text:style-name="P15">Asignar a cada uno de los pasajes pendientes un móvil</text:p>
          </table:table-cell>
          <table:covered-table-cell/>
        </table:table-row>
        <table:table-row>
          <table:table-cell table:style-name="Tabla2.A1" office:value-type="string">
            <text:p text:style-name="P5">Pre-condición</text:p>
          </table:table-cell>
          <table:table-cell table:style-name="Tabla2.A1" table:number-columns-spanned="2" office:value-type="string">
            <text:p text:style-name="P14">El servicio debe estar corriendo en el servidor</text:p>
          </table:table-cell>
          <table:covered-table-cell/>
        </table:table-row>
        <table:table-row>
          <table:table-cell table:style-name="Tabla2.A1" table:number-rows-spanned="2" office:value-type="string">
            <text:p text:style-name="P5">Post-condición</text:p>
          </table:table-cell>
          <table:table-cell table:style-name="Tabla2.A1" office:value-type="string">
            <text:p text:style-name="P5">Éxito</text:p>
          </table:table-cell>
          <table:table-cell table:style-name="Tabla2.A1" office:value-type="string">
            <text:p text:style-name="P14">En caso de estar disponibles, se asignan móviles a los pasajes pendientes</text:p>
          </table:table-cell>
        </table:table-row>
        <table:table-row>
          <table:covered-table-cell/>
          <table:table-cell table:style-name="Tabla2.A1" office:value-type="string">
            <text:p text:style-name="P5">Fracaso</text:p>
          </table:table-cell>
          <table:table-cell table:style-name="Tabla2.A1" office:value-type="string">
            <text:p text:style-name="P14">Quedan móviles libres y pasajes sin asignación</text:p>
          </table:table-cell>
        </table:table-row>
        <table:table-row>
          <table:table-cell table:style-name="Tabla2.A1" table:number-columns-spanned="2" office:value-type="string">
            <text:p text:style-name="P5">Curso Normal</text:p>
          </table:table-cell>
          <table:covered-table-cell/>
          <table:table-cell table:style-name="Tabla2.A1" office:value-type="string">
            <text:p text:style-name="P5">Curso Alternativo</text:p>
          </table:table-cell>
        </table:table-row>
        <table:table-row>
          <table:table-cell table:style-name="Tabla2.A1" table:number-columns-spanned="2" office:value-type="string">
            <text:p text:style-name="P8">1. <text:span text:style-name="T4">El caso de uso comienza cuando es llamado por el caso de uso “Ejecutar asignaciones”.</text:span></text:p>
          </table:table-cell>
          <table:covered-table-cell/>
          <table:table-cell table:style-name="Tabla2.A1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7">2. Se llama al caso de uso “Obtener móviles y pasajes”.</text:p>
          </table:table-cell>
          <table:covered-table-cell/>
          <table:table-cell table:style-name="Tabla2.A9" office:value-type="string">
            <text:p text:style-name="P10"/>
          </table:table-cell>
        </table:table-row>
        <table:table-row>
          <table:table-cell table:style-name="Tabla2.A9" table:number-columns-spanned="2" office:value-type="string">
            <text:p text:style-name="P17">3. Hay pasajes pendientes y móviles libres.</text:p>
          </table:table-cell>
          <table:covered-table-cell/>
          <table:table-cell table:style-name="Tabla2.A9" office:value-type="string">
            <text:p text:style-name="P17">3.A. No hay pasajes pendientes y/o no hay móviles libres.</text:p>
            <text:p text:style-name="P17">3.B. Fin del caso de uso. </text:p>
          </table:table-cell>
        </table:table-row>
        <table:table-row>
          <table:table-cell table:style-name="Tabla2.A9" table:number-columns-spanned="2" office:value-type="string">
            <text:p text:style-name="P17">4. <text:span text:style-name="T5">Tomar un pasaje y determinar el tipo de asignación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8">5. El pasaje es de asignación automática.</text:p>
          </table:table-cell>
          <table:covered-table-cell/>
          <table:table-cell table:style-name="Tabla2.A9" office:value-type="string">
            <text:p text:style-name="P18">5.A. El pasaje es de asignación manual.</text:p>
            <text:p text:style-name="P18">5.B. Buscar el chofer asignado al pasaje.</text:p>
            <text:p text:style-name="P18">5.B.1.1. El chofer se encuentra, continuar en el curso normal en el punto <text:span text:style-name="T5">7</text:span>.</text:p>
            <text:p text:style-name="P18">5.B.2.1. El chofer no se encuentra, continuar en el curso normal en el punto <text:span text:style-name="T5">3</text:span>.</text:p>
          </table:table-cell>
        </table:table-row>
        <table:table-row>
          <table:table-cell table:style-name="Tabla2.A9" table:number-columns-spanned="2" office:value-type="string">
            <text:p text:style-name="P18">6. Hay móviles libres, buscar el chofer más cercano <text:span text:style-name="T5">y asignarlo</text:span>.</text:p>
          </table:table-cell>
          <table:covered-table-cell/>
          <table:table-cell table:style-name="Tabla2.A9" office:value-type="string">
            <text:p text:style-name="P18">6.A. No hay móviles libres.</text:p>
            <text:p text:style-name="P20">6.B. Fin del caso de uso.</text:p>
          </table:table-cell>
        </table:table-row>
        <table:table-row>
          <table:table-cell table:style-name="Tabla2.A9" table:number-columns-spanned="2" office:value-type="string">
            <text:p text:style-name="P18">7. <text:span text:style-name="T5">Llamar al caso de uso “Enviar pasaje”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20">8. El pasaje se envió correctamente, llamar al caso de uso “Actualizar estados” <text:span text:style-name="T6">y quitar el pasaje de la lista</text:span>.</text:p>
          </table:table-cell>
          <table:covered-table-cell/>
          <table:table-cell table:style-name="Tabla2.A9" office:value-type="string">
            <text:p text:style-name="P20">8.A. El pasaje no se envió correctamente.</text:p>
            <text:p text:style-name="P20">8.B. Continuar el curso normal en el punto 9.</text:p>
          </table:table-cell>
        </table:table-row>
        <table:table-row>
          <table:table-cell table:style-name="Tabla2.A9" table:number-columns-spanned="2" office:value-type="string">
            <text:p text:style-name="P20">9. Continuar el curso normal en el punto 3.</text:p>
          </table:table-cell>
          <table:covered-table-cell/>
          <table:table-cell table:style-name="Tabla2.A9" office:value-type="string">
            <text:p text:style-name="P7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3:34:25.940488825</meta:creation-date>
    <dc:date>2016-07-16T14:46:02.832394249</dc:date>
    <dc:creator>sebastian </dc:creator>
    <meta:editing-duration>PT1H17M49S</meta:editing-duration>
    <meta:editing-cycles>14</meta:editing-cycles>
    <meta:generator>LibreOffice/5.0.3.2$Linux_X86_64 LibreOffice_project/00m0$Build-2</meta:generator>
    <meta:document-statistic meta:table-count="1" meta:image-count="0" meta:object-count="0" meta:page-count="1" meta:paragraph-count="35" meta:word-count="243" meta:character-count="1370" meta:non-whitespace-character-count="1161"/>
  </office:meta>
</office:document-meta>
</file>